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rsid="0019fda4" officeooo:paragraph-rsid="0019fda4"/>
    </style:style>
    <style:style style:name="P3" style:family="paragraph" style:parent-style-name="Standard">
      <style:paragraph-properties fo:text-align="justify" style:justify-single-word="false"/>
      <style:text-properties officeooo:rsid="001dccbf" officeooo:paragraph-rsid="001dccbf"/>
    </style:style>
    <style:style style:name="P4" style:family="paragraph" style:parent-style-name="Standard">
      <style:paragraph-properties fo:text-align="justify" style:justify-single-word="false"/>
      <style:text-properties officeooo:rsid="001f1045" officeooo:paragraph-rsid="001f1045"/>
    </style:style>
    <style:style style:name="P5" style:family="paragraph" style:parent-style-name="Standard">
      <style:paragraph-properties fo:margin-left="1.9693in" fo:margin-right="0in" fo:text-indent="0in" style:auto-text-indent="false"/>
      <style:text-properties fo:font-size="14pt" fo:font-weight="bold" style:font-size-asian="14pt" style:font-weight-asian="bold" style:font-size-complex="14pt" style:font-weight-complex="bold"/>
    </style:style>
    <style:style style:name="P6" style:family="paragraph" style:parent-style-name="Standard">
      <style:paragraph-properties fo:margin-left="1.9693in" fo:margin-right="0in" fo:text-align="justify" style:justify-single-word="false" fo:text-indent="0in" style:auto-text-indent="false"/>
      <style:text-properties fo:font-size="14pt" fo:font-weight="bold" officeooo:rsid="001dccbf" officeooo:paragraph-rsid="001dccbf" style:font-size-asian="14pt" style:font-weight-asian="bold" style:font-size-complex="14pt" style:font-weight-complex="bold"/>
    </style:style>
    <style:style style:name="P7" style:family="paragraph" style:parent-style-name="Text_20_body">
      <style:paragraph-properties fo:text-align="justify" style:justify-single-word="false"/>
    </style:style>
    <style:style style:name="P8" style:family="paragraph" style:parent-style-name="Text_20_body">
      <style:paragraph-properties fo:text-align="justify" style:justify-single-word="false"/>
      <style:text-properties officeooo:rsid="001dccbf" officeooo:paragraph-rsid="001dccbf"/>
    </style:style>
    <style:style style:name="P9" style:family="paragraph" style:parent-style-name="Standard">
      <style:paragraph-properties fo:margin-left="2.4618in" fo:margin-right="0in" fo:text-align="justify" style:justify-single-word="false" fo:text-indent="0in" style:auto-text-indent="false"/>
      <style:text-properties fo:font-size="14pt" fo:font-weight="bold" officeooo:rsid="001dccbf" officeooo:paragraph-rsid="001dccbf" style:font-size-asian="14pt" style:font-weight-asian="bold" style:font-size-complex="14pt" style:font-weight-complex="bold"/>
    </style:style>
    <style:style style:name="P10" style:family="paragraph" style:parent-style-name="Standard">
      <style:paragraph-properties fo:margin-left="2.9543in" fo:margin-right="0in" fo:text-align="justify" style:justify-single-word="false" fo:text-indent="0in" style:auto-text-indent="false"/>
      <style:text-properties fo:font-size="14pt" fo:font-weight="bold" style:font-size-asian="14pt" style:font-weight-asian="bold" style:font-size-complex="14pt" style:font-weight-complex="bold"/>
    </style:style>
    <style:style style:name="P11" style:family="paragraph" style:parent-style-name="Text_20_body">
      <style:paragraph-properties fo:margin-top="0in" fo:margin-bottom="0in" loext:contextual-spacing="false"/>
    </style:style>
    <style:style style:name="P12" style:family="paragraph" style:parent-style-name="Preformatted_20_Text">
      <style:paragraph-properties fo:margin-top="0in" fo:margin-bottom="0.1965in" loext:contextual-spacing="false"/>
    </style:style>
    <style:style style:name="T1" style:family="text">
      <style:text-properties fo:color="#ce181e"/>
    </style:style>
    <style:style style:name="T2" style:family="text">
      <style:text-properties officeooo:rsid="002208a9"/>
    </style:style>
    <style:style style:name="Sect1" style:family="section">
      <style:section-properties fo:margin-left="0in" fo:margin-right="0in"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Link structures together in a linked list</text:p>
      <text:p text:style-name="Text_20_body"/>
      <text:p text:style-name="P7">The idea behind the linked list is to <text:span text:style-name="T1">create a list of elements of a type of a structure</text:span>. But rather than putting them in an array, <text:span text:style-name="T1">they live in different places in memory, and each element of the list knows the location of where the next element of the list is stored, and keeps that location</text:span>. So you can move from one element of the list to the next via those location addresses that are stored in the elements. I don't know what the address of the next element is-- I'm going to simply put a null in there. A null as in the null pointer. Null means I just simply don't know what the address is.</text:p>
      <text:p text:style-name="P7"/>
      <text:p text:style-name="P2">Example:</text:p>
      <text:p text:style-name="P1"/>
      <text:p text:style-name="P1">#include &lt;stdio.h&gt;</text:p>
      <text:p text:style-name="P1"/>
      <text:p text:style-name="P1">struct point{</text:p>
      <text:p text:style-name="P1"><text:s text:c="4"/>int x;</text:p>
      <text:p text:style-name="P1"><text:s text:c="4"/>int y;</text:p>
      <text:p text:style-name="P1"><text:s text:c="4"/>struct point * next;</text:p>
      <text:p text:style-name="P1">};</text:p>
      <text:p text:style-name="P1"/>
      <text:p text:style-name="P1">int main(void) {</text:p>
      <text:p text:style-name="P1"><text:s text:c="4"/>//! showMemory(start=65520)</text:p>
      <text:p text:style-name="P1"><text:s text:c="4"/>struct point pt1 = {1, 2, NULL};</text:p>
      <text:p text:style-name="P1"><text:s text:c="4"/>struct point pt2 = {-2, 3, NULL};</text:p>
      <text:p text:style-name="P1"><text:s text:c="4"/>struct point pt3 = {5, -4, NULL};</text:p>
      <text:p text:style-name="P1"><text:s text:c="4"/>struct point * start, * ptr;</text:p>
      <text:p text:style-name="P1"><text:s text:c="4"/></text:p>
      <text:p text:style-name="P1"><text:s text:c="4"/>start = &amp;pt1;</text:p>
      <text:p text:style-name="P1"><text:s text:c="4"/>pt1.next = &amp;pt2;</text:p>
      <text:p text:style-name="P1"><text:s text:c="4"/>pt2.next = &amp;pt3;</text:p>
      <text:p text:style-name="P1"><text:s text:c="4"/></text:p>
      <text:p text:style-name="P1"><text:s text:c="4"/>ptr = start;</text:p>
      <text:p text:style-name="P1"><text:s text:c="4"/>while (ptr!=NULL) {</text:p>
      <text:p text:style-name="P1"><text:s text:c="8"/>printf("(%d, %d)\n", ptr-&gt;x, ptr-&gt;y);</text:p>
      <text:p text:style-name="P1"><text:s text:c="8"/>ptr = ptr-&gt;next;</text:p>
      <text:p text:style-name="P1"><text:s text:c="4"/>}</text:p>
      <text:p text:style-name="P1"><text:tab/>return 0;</text:p>
      <text:p text:style-name="P1">}</text:p>
      <text:p text:style-name="P1"/>
      <text:p text:style-name="P1"/>
      <text:p text:style-name="P10">Print a linked list</text:p>
      <text:p text:style-name="P1"/>
      <text:p text:style-name="P1"/>
      <text:p text:style-name="P3">It is not important that the array of structures are not defined on<text:span text:style-name="T2">e</text:span> after the another. Our linked list will work properly even if they are not stored after each other in the memory.</text:p>
      <text:p text:style-name="P3"/>
      <text:p text:style-name="P3"/>
      <text:p text:style-name="P6"><text:soft-page-break/>Append new nodes to a linked list</text:p>
      <text:p text:style-name="P3"/>
      <text:p text:style-name="P3"><text:s/>#include &lt;stdio.h&gt;</text:p>
      <text:p text:style-name="P3"/>
      <text:p text:style-name="P3">struct point{</text:p>
      <text:p text:style-name="P3"><text:s text:c="4"/>int x;</text:p>
      <text:p text:style-name="P3"><text:s text:c="4"/>int y;</text:p>
      <text:p text:style-name="P3"><text:s text:c="4"/>struct point * next;</text:p>
      <text:p text:style-name="P3">};</text:p>
      <text:p text:style-name="P3">void printPoints(struct point *start);</text:p>
      <text:p text:style-name="P3">struct point * append (struct point * end, struct point * newpt);</text:p>
      <text:p text:style-name="P3">int main(void) {</text:p>
      <text:p text:style-name="P3"><text:s text:c="4"/>//! showMemory(start=65520)</text:p>
      <text:p text:style-name="P3"><text:s text:c="4"/>struct point pt1 = {1, 2, NULL};</text:p>
      <text:p text:style-name="P3"><text:s text:c="4"/>struct point pt2 = {-2, 3, NULL};</text:p>
      <text:p text:style-name="P3"><text:s text:c="4"/>struct point pt3 = {5, -4, NULL};</text:p>
      <text:p text:style-name="P3"><text:s text:c="4"/>struct point * start, * end;</text:p>
      <text:p text:style-name="P3"><text:s text:c="4"/></text:p>
      <text:p text:style-name="P3"><text:s text:c="4"/>start = end = &amp;pt1;</text:p>
      <text:p text:style-name="P3"><text:s text:c="4"/>end = append(end, &amp;pt2);</text:p>
      <text:p text:style-name="P3"><text:s text:c="4"/>end = append(end, &amp;pt3);</text:p>
      <text:p text:style-name="P3"><text:s text:c="4"/></text:p>
      <text:p text:style-name="P3"><text:s text:c="4"/>printPoints(start);</text:p>
      <text:p text:style-name="P3"><text:s text:c="4"/></text:p>
      <text:p text:style-name="P3"><text:tab/>return 0;</text:p>
      <text:p text:style-name="P3">}</text:p>
      <text:p text:style-name="P3"/>
      <text:p text:style-name="P3">void printPoints(struct point *start) {</text:p>
      <text:p text:style-name="P3"><text:s text:c="4"/>//! showMemory(start = 65520, cursors=[ptr])</text:p>
      <text:p text:style-name="P3"><text:s text:c="4"/>struct point * ptr;</text:p>
      <text:p text:style-name="P3"><text:s text:c="4"/>ptr = start;</text:p>
      <text:p text:style-name="P3"><text:s text:c="4"/>while (ptr!=NULL) {</text:p>
      <text:p text:style-name="P3"><text:s text:c="8"/>printf("(%d, %d)\n", ptr-&gt;x, ptr-&gt;y);</text:p>
      <text:p text:style-name="P3"><text:s text:c="8"/>ptr = ptr-&gt;next;</text:p>
      <text:p text:style-name="P3"><text:s text:c="4"/>}</text:p>
      <text:p text:style-name="P3">}</text:p>
      <text:p text:style-name="P3"/>
      <text:p text:style-name="P3">struct point * append (struct point * end, struct point * newpt) {</text:p>
      <text:p text:style-name="P3"><text:s text:c="4"/>end-&gt;next = newpt;</text:p>
      <text:p text:style-name="P3"><text:s text:c="4"/>return(end-&gt;next);</text:p>
      <text:p text:style-name="P3">} </text:p>
      <text:p text:style-name="P3"/>
      <text:p text:style-name="P3"/>
      <text:p text:style-name="P3"/>
      <text:p text:style-name="P3"/>
      <text:p text:style-name="P3"/>
      <text:p text:style-name="P3"/>
      <text:p text:style-name="P3"/>
      <text:p text:style-name="P9"><text:soft-page-break/>Delete a linked list</text:p>
      <text:p text:style-name="P3"/>
      <text:p text:style-name="P3">#include &lt;stdio.h&gt;</text:p>
      <text:p text:style-name="P3">#include &lt;stdlib.h&gt;</text:p>
      <text:p text:style-name="P3">struct point{</text:p>
      <text:p text:style-name="P3"><text:s text:c="4"/>int x;</text:p>
      <text:p text:style-name="P3"><text:s text:c="4"/>int y;</text:p>
      <text:p text:style-name="P3"><text:s text:c="4"/>struct point * next;</text:p>
      <text:p text:style-name="P3">};</text:p>
      <text:p text:style-name="P3">void printPoints(struct point *start);</text:p>
      <text:p text:style-name="P3">struct point * createPoint(int x, int y) ;</text:p>
      <text:p text:style-name="P3">struct point * append (struct point * end, struct point * newpt);</text:p>
      <text:p text:style-name="P3">void freePoints(struct point * start);</text:p>
      <text:p text:style-name="P3">int main(void) {</text:p>
      <text:p text:style-name="P3"><text:s text:c="4"/>//! showMemory(start=65520)</text:p>
      <text:p text:style-name="P3"><text:s text:c="4"/>struct point * start, * end, * newpt;</text:p>
      <text:p text:style-name="P3"><text:s text:c="4"/>int num, i;</text:p>
      <text:p text:style-name="P3"><text:s text:c="4"/>int x, y;</text:p>
      <text:p text:style-name="P3"><text:s text:c="4"/></text:p>
      <text:p text:style-name="P3"><text:s text:c="4"/>printf("How many points? ");</text:p>
      <text:p text:style-name="P3"><text:s text:c="4"/>scanf("%d", &amp;num);</text:p>
      <text:p text:style-name="P3"><text:s text:c="4"/>for (i=0; i&lt;num; i++) {</text:p>
      <text:p text:style-name="P3"><text:s text:c="8"/>printf("x = ");</text:p>
      <text:p text:style-name="P3"><text:s text:c="8"/>scanf("%d", &amp;x);</text:p>
      <text:p text:style-name="P3"><text:s text:c="8"/>printf("y = ");</text:p>
      <text:p text:style-name="P3"><text:s text:c="8"/>scanf("%d", &amp;y);</text:p>
      <text:p text:style-name="P3"><text:s text:c="8"/>newpt = createPoint(x,y);</text:p>
      <text:p text:style-name="P3"><text:s text:c="8"/>if (i==0) {</text:p>
      <text:p text:style-name="P3"><text:s text:c="12"/>start = end = newpt;</text:p>
      <text:p text:style-name="P3"><text:s text:c="8"/>} else {</text:p>
      <text:p text:style-name="P3"><text:s text:c="12"/>end = append(end,newpt);</text:p>
      <text:p text:style-name="P3"><text:s text:c="8"/>}</text:p>
      <text:p text:style-name="P3"><text:s text:c="4"/>}</text:p>
      <text:p text:style-name="P3"><text:s text:c="4"/>printf("You entered: ");</text:p>
      <text:p text:style-name="P3"><text:s text:c="4"/>printPoints(start);</text:p>
      <text:p text:style-name="P3"><text:s text:c="4"/>freePoints(start);</text:p>
      <text:p text:style-name="P3"><text:tab/>return 0;</text:p>
      <text:p text:style-name="P3">}</text:p>
      <text:p text:style-name="P3"/>
      <text:p text:style-name="P3">void printPoints(struct point *start) {</text:p>
      <text:p text:style-name="P3"><text:s text:c="4"/>//! showMemory(start = 65520, cursors=[ptr])</text:p>
      <text:p text:style-name="P3"><text:s text:c="4"/>struct point * ptr;</text:p>
      <text:p text:style-name="P3"><text:s text:c="4"/>ptr = start;</text:p>
      <text:p text:style-name="P3"><text:s text:c="4"/>while (ptr!=NULL) {</text:p>
      <text:p text:style-name="P3"><text:s text:c="8"/>printf("(%d, %d)\n", ptr-&gt;x, ptr-&gt;y);</text:p>
      <text:p text:style-name="P3"><text:s text:c="8"/>ptr = ptr-&gt;next;</text:p>
      <text:p text:style-name="P3"><text:s text:c="4"/>}</text:p>
      <text:p text:style-name="P3">}</text:p>
      <text:p text:style-name="P3"/>
      <text:p text:style-name="P3"><text:soft-page-break/>struct point * append (struct point * end, struct point * newpt) {</text:p>
      <text:p text:style-name="P3"><text:s text:c="4"/>end-&gt;next = newpt;</text:p>
      <text:p text:style-name="P3"><text:s text:c="4"/>return(end-&gt;next);</text:p>
      <text:p text:style-name="P3">} </text:p>
      <text:p text:style-name="P3"/>
      <text:p text:style-name="P3">struct point * createPoint(int x, int y) {</text:p>
      <text:p text:style-name="P3"><text:s text:c="4"/>struct point *ptr;</text:p>
      <text:p text:style-name="P3"><text:s text:c="4"/>ptr = (struct point *)malloc(sizeof(struct point));</text:p>
      <text:p text:style-name="P3"><text:s text:c="4"/>ptr-&gt;x = x;</text:p>
      <text:p text:style-name="P3"><text:s text:c="4"/>ptr-&gt;y = y;</text:p>
      <text:p text:style-name="P3"><text:s text:c="4"/>ptr-&gt;next = NULL;</text:p>
      <text:p text:style-name="P3"><text:s text:c="4"/>return(ptr);</text:p>
      <text:p text:style-name="P3">}</text:p>
      <text:p text:style-name="P3"/>
      <text:p text:style-name="P3">void freePoints(struct point * start) {</text:p>
      <text:p text:style-name="P3"><text:s text:c="4"/>struct point * ptr = start;</text:p>
      <text:p text:style-name="P3"><text:s text:c="4"/>while (ptr!=NULL) {</text:p>
      <text:p text:style-name="P3"><text:s text:c="8"/>start = ptr;</text:p>
      <text:p text:style-name="P3"><text:s text:c="8"/>ptr = ptr-&gt;next;</text:p>
      <text:p text:style-name="P3"><text:s text:c="8"/>free(start);</text:p>
      <text:p text:style-name="P3"><text:s text:c="4"/>}</text:p>
      <text:p text:style-name="P3">}</text:p>
      <text:p text:style-name="P3"/>
      <text:p text:style-name="P4">quiz</text:p>
      <text:p text:style-name="P3"/>
      <text:p text:style-name="P8">1. Suppose that we have defined a student record as follows:</text:p>
      <text:p text:style-name="Preformatted_20_Text"><text:span text:style-name="Source_20_Text">struct student {</text:span></text:p>
      <text:p text:style-name="Preformatted_20_Text"><text:span text:style-name="Source_20_Text"><text:s text:c="8"/>char name[50];</text:span></text:p>
      <text:p text:style-name="Preformatted_20_Text"><text:span text:style-name="Source_20_Text"><text:s text:c="8"/>int age;</text:span></text:p>
      <text:p text:style-name="Preformatted_20_Text"><text:span text:style-name="Source_20_Text"><text:s text:c="8"/>struct student *next;</text:span></text:p>
      <text:p text:style-name="P12"><text:span text:style-name="Source_20_Text">};</text:span></text:p>
      <text:p text:style-name="Text_20_body">Suppose furthermore you have created a student database in the form of a linked list and suppose that the pointer <text:span text:style-name="Source_20_Text">start</text:span> (of type <text:span text:style-name="Source_20_Text">struct student *)</text:span> points to the beginning of this list. </text:p>
      <text:section text:style-name="Sect1" text:name="inputtype_edcc7c6f2b0c4829a22a57f257966066_2_1">
        <text:p text:style-name="P11"><text:span text:style-name="Source_20_Text">printf("%s is %d years old.", start.name, start.age);</text:span> </text:p>
        <text:p text:style-name="P11"><text:span text:style-name="Source_20_Text">printf("%s is %d years old.", *start.name, *start.age);</text:span> </text:p>
        <text:p text:style-name="P11"><text:span text:style-name="Source_20_Text"><text:span text:style-name="T1">printf("%s is %d years old.", start-&gt;name, start-&gt;age)</text:span></text:span><text:span text:style-name="Source_20_Text">;</text:span> <text:bookmark text:name="status_edcc7c6f2b0c4829a22a57f257966066_2_1"/>correct </text:p>
        <text:p text:style-name="P11"><text:span text:style-name="Source_20_Text">printf("%s is %d years old.", *start-&gt;name, *start-&gt;age);</text:span> <text:bookmark text:name="answer_edcc7c6f2b0c4829a22a57f257966066_2_1"/></text:p>
      </text:section>
      <text:p text:style-name="Text_20_body">2. As in the previous question, you have defined a student record as follows:</text:p>
      <text:p text:style-name="Preformatted_20_Text"><text:span text:style-name="Source_20_Text">struct student {</text:span></text:p>
      <text:p text:style-name="Preformatted_20_Text"><text:span text:style-name="Source_20_Text"><text:s text:c="8"/>char name[50];</text:span></text:p>
      <text:p text:style-name="Preformatted_20_Text"><text:span text:style-name="Source_20_Text"><text:s text:c="8"/>int age;</text:span></text:p>
      <text:p text:style-name="Preformatted_20_Text"><text:span text:style-name="Source_20_Text"><text:s text:c="8"/>struct student *next;</text:span></text:p>
      <text:p text:style-name="P12"><text:span text:style-name="Source_20_Text">};</text:span></text:p>
      <text:p text:style-name="Text_20_body">and have created a student database in the form of a linked list with the pointer <text:span text:style-name="Source_20_Text">start</text:span> (of type <text:span text:style-name="Source_20_Text">struct student *)</text:span> pointing to the beginning of this list.</text:p>
      <text:section text:style-name="Sect1" text:name="inputtype_edcc7c6f2b0c4829a22a57f257966066_3_1">
        <text:p text:style-name="P11"><text:soft-page-break/><text:span text:style-name="Source_20_Text">printf("%s is %d years old.", start.next.name, start.next.age);</text:span> </text:p>
        <text:p text:style-name="P11"><text:span text:style-name="Source_20_Text">printf("%s is %d years old.", start.next-&gt;name, start.next-&gt;age);</text:span> </text:p>
        <text:p text:style-name="P11"><text:span text:style-name="Source_20_Text">printf("%s is %d years old.", start-&gt;next.name, start-&gt;next.age);</text:span> </text:p>
        <text:p text:style-name="P11"><text:span text:style-name="Source_20_Text"><text:span text:style-name="T1">printf("%s is %d years old.", start-&gt;next-&gt;name, start-&gt;next-&gt;age)</text:span></text:span><text:span text:style-name="Source_20_Text">;</text:span> <text:bookmark text:name="status_edcc7c6f2b0c4829a22a57f257966066_3_1"/>correct <text:bookmark text:name="answer_edcc7c6f2b0c4829a22a57f257966066_3_1"/></text:p>
      </text:section>
      <text:p text:style-name="Text_20_body">3. Suppose you wanted to delete the third student in a linked list of five stu</text:p>
      <text:p text:style-name="Text_20_body">dents. Why can't you simply free the space allocated for the third student?</text:p>
      <text:section text:style-name="Sect1" text:name="inputtype_edcc7c6f2b0c4829a22a57f257966066_4_1">
        <text:p text:style-name="P11"><text:span text:style-name="T1">By deleting the third student you'd loose access to the remaining students in the list. Instead, you'd need to link the second student to the fourth student in the list (and in order to do so, you need to know where the third student was pointing)</text:span>. <text:bookmark text:name="status_edcc7c6f2b0c4829a22a57f257966066_4_1"/>correct </text:p>
        <text:p text:style-name="P11">You need to use the command free instead of simply deleting the student. As long as you use free you are okay. </text:p>
        <text:p text:style-name="P11">It is impossible to delete a student from a linked list of students. That's why arrays are better than linked lists. <text:bookmark text:name="answer_edcc7c6f2b0c4829a22a57f257966066_4_1"/></text:p>
      </text:section>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4-23T21:47:09.545828398</meta:creation-date>
    <dc:date>2021-11-25T14:31:08.617014821</dc:date>
    <meta:editing-duration>PT2H30M19S</meta:editing-duration>
    <meta:editing-cycles>4</meta:editing-cycles>
    <meta:generator>LibreOffice/6.4.7.2$Linux_X86_64 LibreOffice_project/40$Build-2</meta:generator>
    <meta:document-statistic meta:table-count="0" meta:image-count="0" meta:object-count="0" meta:page-count="5" meta:paragraph-count="160" meta:word-count="868" meta:character-count="5472" meta:non-whitespace-character-count="4256"/>
  </office:meta>
</office:document-meta>
</file>